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Wikipedia.directory( int count , File dire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tractWikipedia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ractWikipedia.create( String id , String title , String time , String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ractWikipedia.ExtractWikipedia( DocMaker docMaker , File output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tractWikipedia.main( String [ ] arg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tractWikipedia.extra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